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Text_20_body">
      <style:paragraph-properties fo:line-height="100%"/>
      <style:text-properties style:font-name="Arial4" officeooo:rsid="00e6763a" officeooo:paragraph-rsid="00e6763a" style:font-size-asian="10.5pt"/>
    </style:style>
    <style:style style:name="P2" style:family="paragraph" style:parent-style-name="Text_20_body">
      <style:paragraph-properties fo:line-height="100%"/>
      <style:text-properties style:font-name="Arial4" officeooo:rsid="00e7d5c5" officeooo:paragraph-rsid="00e7d5c5" style:font-size-asian="10.5pt"/>
    </style:style>
    <style:style style:name="P3" style:family="paragraph" style:parent-style-name="Standard" style:list-style-name="tfPuce"/>
    <style:style style:name="P4" style:family="paragraph" style:parent-style-name="Standard">
      <loext:graphic-properties draw:fill-gradient-name="Gradient_20_1" draw:fill-hatch-name="hatch"/>
      <style:paragraph-properties fo:margin-top="0cm" fo:margin-bottom="0.199cm" style:contextual-spacing="false"/>
    </style:style>
    <style:style style:name="P5" style:family="paragraph" style:parent-style-name="tfTitre_20_1_29_">
      <style:text-properties officeooo:rsid="00e9cb9f" officeooo:paragraph-rsid="00e9cb9f"/>
    </style:style>
    <style:style style:name="P6" style:family="paragraph" style:parent-style-name="tfTitre_20_1_29_">
      <style:text-properties officeooo:rsid="00e7d5c5" officeooo:paragraph-rsid="00e7d5c5"/>
    </style:style>
    <style:style style:name="T1" style:family="text">
      <style:text-properties style:font-name="Arial4" style:font-size-asian="10.5pt"/>
    </style:style>
    <style:style style:name="T2" style:family="text">
      <style:text-properties style:font-name="Arial4" officeooo:rsid="00b6ca94" style:font-size-asian="10.5pt"/>
    </style:style>
    <style:style style:name="T3" style:family="text">
      <style:text-properties style:font-name="Arial4" officeooo:rsid="00e096d0" style:font-size-asian="10.5pt"/>
    </style:style>
    <style:style style:name="T4" style:family="text">
      <style:text-properties style:font-name="Arial4" officeooo:rsid="00e6763a" style:font-size-asian="10.5pt"/>
    </style:style>
    <style:style style:name="T5" style:family="text">
      <style:text-properties style:font-name="Arial4" officeooo:rsid="00e6c4b5" style:font-size-asian="10.5pt"/>
    </style:style>
    <style:style style:name="T6" style:family="text">
      <style:text-properties style:font-name="Arial4" officeooo:rsid="00e7d5c5" style:font-size-asian="10.5pt"/>
    </style:style>
    <style:style style:name="T7" style:family="text">
      <style:text-properties style:font-name="Arial4" officeooo:rsid="00e9cb9f" style:font-size-asian="10.5pt"/>
    </style:style>
    <style:style style:name="T8" style:family="text">
      <style:text-properties officeooo:rsid="00e583fe"/>
    </style:style>
    <style:style style:name="T9" style:family="text">
      <style:text-properties style:font-name="Arial3" style:font-name-asian="Arial3" style:font-size-asian="10.5pt" style:font-name-complex="Arial3"/>
    </style:style>
    <style:style style:name="T10" style:family="text">
      <style:text-properties style:font-name="Arial3" officeooo:rsid="00e6c4b5" style:font-name-asian="Arial3" style:font-size-asian="10.5pt" style:font-name-complex="Arial3"/>
    </style:style>
    <style:style style:name="T11" style:family="text">
      <style:text-properties officeooo:rsid="00ea1863"/>
    </style:style>
    <style:style style:name="T12" style:family="text">
      <style:text-properties officeooo:rsid="00ea7c56"/>
    </style:style>
    <style:style style:name="T13" style:family="text">
      <style:text-properties style:font-size-asian="10.5pt"/>
    </style:style>
    <style:style style:name="T14" style:family="text">
      <style:text-properties officeooo:rsid="00b6ca94" style:font-size-asian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fTitre_20_Chapitre"><text:span text:style-name="T8">Bases de données</text:span> : Synthèse de cours</text:p>
      <text:p text:style-name="Standard"/>
      <text:list xml:id="list2248761366" text:style-name="tfNum_20_1_29_">
        <text:list-item>
          <text:p text:style-name="P5">Modèle relationnel</text:p>
        </text:list-item>
      </text:list>
      <text:p text:style-name="tfDéfinition">Une base de donnée relationnelle est constituée de tables liées les unes aux autres grâce à un système de clés secondaires pointant vers des clés primaires.</text:p>
      <text:p text:style-name="Standard"/>
      <text:p text:style-name="P1"><text:span text:style-name="tfGras">Mots synonymes :</text:span></text:p>
      <text:list xml:id="list964562189" text:style-name="tfPuce">
        <text:list-item>
          <text:p text:style-name="P3">Table ≈ Relation</text:p>
        </text:list-item>
        <text:list-item>
          <text:p text:style-name="P3">Ligne ≈ Enregistrement ≈ Objet ≈ Entité ≈ n-uplet ≈ t-uplet</text:p>
        </text:list-item>
        <text:list-item>
          <text:p text:style-name="P3">En-tête de Colonne ≈ Descripteur ≈ Attribut</text:p>
        </text:list-item>
      </text:list>
      <text:p text:style-name="Standard"/>
      <text:p text:style-name="P2"><text:span text:style-name="tfGras">Les logiciels de gestion de base</text:span><text:span text:style-name="tfGras"><text:span text:style-name="T11">s</text:span></text:span><text:span text:style-name="tfGras"> de données</text:span> sont notamment prévus pour gérer efficacement :</text:p>
      <text:list xml:id="list183020145947042" text:continue-numbering="true" text:style-name="tfPuce">
        <text:list-item>
          <text:p text:style-name="P3">Un très grand volume de données (pétaoctet !)</text:p>
        </text:list-item>
        <text:list-item>
          <text:p text:style-name="P3">La cohérence des données</text:p>
        </text:list-item>
        <text:list-item>
          <text:p text:style-name="P3">Les droits des utilisateurs (lecture ou modification selon l’utilisateur))</text:p>
        </text:list-item>
        <text:list-item>
          <text:p text:style-name="P3">Les accès simultanés des utilisateurs</text:p>
        </text:list-item>
      </text:list>
      <text:p text:style-name="Standard"/>
      <text:list xml:id="list183021275347588" text:continue-list="list2248761366" text:style-name="tfNum_20_1_29_">
        <text:list-item>
          <text:p text:style-name="P6">Contraintes d’intégrité</text:p>
        </text:list-item>
      </text:list>
      <text:p text:style-name="P4">Le logiciel de gestion de base de données vérifie en permanence la cohérence des données :</text:p>
      <text:list xml:id="list183021030686126" text:continue-list="list183020145947042" text:style-name="tfPuce">
        <text:list-item>
          <text:p text:style-name="P3"><text:span text:style-name="tfGras">Unicité des clés primaires :</text:span> Toute table contient une clé primaire qui permet d’identifier de façon unique les enregistrements (pas de doublon)</text:p>
        </text:list-item>
        <text:list-item>
          <text:p text:style-name="P3"><text:span text:style-name="tfGras">Contraintes de référence :</text:span> Toute clé étrangère doit pointer vers une clé primaire existante dans la table à laquelle elle est reliée.</text:p>
        </text:list-item>
        <text:list-item>
          <text:p text:style-name="P3"><text:span text:style-name="tfGras">Contraintes de domaine :</text:span> Les données enregistrées doivent être du type décidé lors de la création de la table (un code postal ne doit pas être un nombre flottant...)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Times New Roman2" fo:font-family="'Times New Roman'" style:font-style-name="Normal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18pt" fo:font-weight="bold" officeooo:rsid="00e096d0" style:font-size-asian="18pt" style:font-weight-asian="bold" style:font-size-complex="18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style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fTitre_20_non_20_numéroté" style:display-name="tfTitre non numéroté" style:family="paragraph" style:parent-style-name="tfTitre_20_a_29_" style:list-style-name="">
      <style:paragraph-properties fo:margin-top="0cm" fo:margin-bottom="0.199cm" style:contextual-spacing="false" fo:padding="0cm" fo:border="none" style:shadow="none" style:writing-mode="page"/>
      <style:text-properties fo:font-variant="normal" fo:text-transform="none" style:font-name="Arial" fo:font-family="Arial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fCodePython" style:family="paragraph" style:parent-style-name="Standard">
      <loext:graphic-properties draw:fill="solid" draw:fill-color="#dee6ef"/>
      <style:paragraph-properties fo:background-color="#dee6ef" fo:padding="0.199cm" fo:border-left="4pt solid #3465a4" fo:border-right="none" fo:border-top="none" fo:border-bottom="none"/>
      <style:text-properties style:font-name="Courier New1" fo:font-family="'Courier New'" style:font-style-name="Normal" style:font-family-generic="modern" style:font-pitch="fixed" fo:font-size="10pt" fo:font-weight="bold" officeooo:rsid="00b55b0e"/>
    </style:style>
    <style:style style:name="tfDéfinition" style:family="paragraph" style:parent-style-name="Standard" style:list-style-name="" style:master-page-name="">
      <loext:graphic-properties draw:fill="solid" draw:fill-color="#dee7e5"/>
      <style:paragraph-properties fo:margin-left="0cm" fo:margin-right="0cm" fo:margin-top="0cm" fo:margin-bottom="0cm" style:contextual-spacing="false" fo:text-indent="0cm" style:auto-text-indent="false" style:page-number="auto" fo:background-color="#dee7e5" fo:padding="0.199cm" fo:border-left="4pt solid #168253" fo:border-right="none" fo:border-top="none" fo:border-bottom="none" style:shadow="none"/>
      <style:text-properties style:font-name="Times New Roman2" fo:font-family="'Times New Roman'" style:font-style-name="Normal" style:font-family-generic="roman" style:font-pitch="variable" fo:font-style="normal" fo:font-weight="normal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python" style:display-name="code python" style:family="text">
      <style:text-properties style:font-name="Courier New" fo:font-family="'Courier New'" style:font-family-generic="modern" style:font-pitch="fixed" fo:font-size="10pt" fo:font-weight="bold" officeooo:rsid="0064064c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tfGras" style:family="text">
      <style:text-properties style:font-name="Arial1" fo:font-family="Arial" style:font-style-name="Gras" style:font-family-generic="swiss" style:font-pitch="variable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5-07-19T18:30:19.218145608</dc:date>
    <meta:editing-duration>PT17H17M46S</meta:editing-duration>
    <meta:editing-cycles>155</meta:editing-cycles>
    <meta:document-statistic meta:table-count="0" meta:image-count="0" meta:object-count="0" meta:page-count="1" meta:paragraph-count="17" meta:word-count="203" meta:character-count="1184" meta:non-whitespace-character-count="1010"/>
  </office:meta>
</office:document-meta>
</file>